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gr1" style:family="graphic">
      <style:graphic-properties draw:marker-end="Arrowhead_20_1" draw:textarea-horizontal-align="center" draw:textarea-vertical-align="middle"/>
    </style:style>
    <style:style style:name="gr2" style:family="graphic">
      <style:graphic-properties draw:textarea-vertical-align="middle" draw:auto-grow-height="false" fo:min-height="5.51mm" fo:min-width="8.23mm"/>
    </style:style>
    <style:style style:name="P1" style:family="paragraph">
      <style:paragraph-properties fo:text-align="center"/>
    </style:style>
    <style:style style:name="T1" style:family="text">
      <style:text-properties fo:color="#7f0055" style:font-name="Consolas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2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3" style:family="text">
      <style:text-properties style:font-name="Consolas"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4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5" style:family="text">
      <style:text-properties style:font-name="Consolas" fo:font-size="10pt" style:font-name-asian="Consolas" style:font-name-complex="Consolas" style:font-size-asian="10pt" style:font-size-complex="10pt" fo:color="#0000c0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6a3e3e"/>
    </style:style>
    <style:style style:name="T7" style:family="text">
      <style:text-properties style:font-name="Consolas" fo:font-size="10pt" style:font-name-asian="Consolas" style:font-name-complex="Consolas" style:font-size-asian="10pt" style:font-size-complex="10pt" fo:color="#3f7f5f"/>
    </style:style>
    <style:style style:name="T8" style:family="text">
      <style:text-properties style:font-name="Consolas" fo:font-size="10pt" style:font-name-asian="Consolas" style:font-name-complex="Consolas" style:font-size-asian="10pt" style:font-size-complex="10pt" fo:color="#3f7f5f" style:text-underline-style="solid" style:text-underline-width="auto" style:text-underline-color="font-color"/>
    </style:style>
    <style:style style:name="T9" style:family="text">
      <style:text-properties fo:color="#3f7f5f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3f7f5f" style:font-name="Consolas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1" style:family="text">
      <style:text-properties fo:color="#3f7f5f" style:font-name="Consolas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12" style:family="text">
      <style:text-properties style:font-name="Consolas" style:font-name-asian="Consolas" style:font-name-complex="Consolas" fo:color="#ea7500" fo:font-size="12pt" fo:font-weight="bold" style:font-size-asian="12pt" style:font-size-complex="12pt" style:font-weight-asian="bold" style:font-weight-complex="bold"/>
    </style:style>
    <style:style style:name="T13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4" style:family="text">
      <style:text-properties fo:color="#3f7f5f" style:font-name="Consolas" fo:font-size="10pt" style:font-name-asian="Consolas" style:font-name-complex="Consolas" style:font-size-asian="10pt" style:font-size-complex="10pt"/>
    </style:style>
    <style:style style:name="T15" style:family="text">
      <style:text-properties fo:color="#3f7f5f" style:font-name="Consolas" fo:font-size="10pt" style:font-name-asian="Consolas" style:font-name-complex="Consolas" style:font-size-asian="10pt" style:font-size-complex="10pt" style:text-underline-style="solid" style:text-underline-width="auto" style:text-underline-color="font-color"/>
    </style:style>
    <style:style style:name="T16" style:family="text">
      <style:text-properties fo:color="#3f7f5f" style:font-name="Consolas" fo:font-size="10pt" style:text-underline-style="solid" style:text-underline-width="auto" style:text-underline-color="font-color" style:font-name-asian="Consolas" style:font-name-complex="Consolas" style:font-size-asian="10pt" style:font-size-complex="10pt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7f0055" style:font-name="Consola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0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color="#3faf46" fo:font-weight="bold" style:font-weight-asian="bold" style:font-weight-complex="bold"/>
    </style:style>
    <style:style style:name="T21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color="#3faf46" fo:font-weight="normal" style:font-weight-asian="normal" style:font-weight-complex="normal"/>
    </style:style>
    <style:style style:name="T22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3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color="#7f0055" fo:font-weight="bold" style:font-weight-asian="bold" style:font-weight-complex="bold"/>
    </style:style>
    <style:style style:name="T25" style:family="text">
      <style:text-properties style:font-name="Consola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tyle-asian="normal" style:font-style-complex="normal" style:text-emphasize="none" style:font-relief="none" style:text-overline-style="none" style:text-overline-color="font-color" fo:color="#ea7500" fo:font-size="12pt" fo:font-weight="bold" style:font-size-asian="12pt" style:font-size-complex="12pt" style:font-weight-asian="bold" style:font-weight-complex="bold"/>
    </style:style>
    <style:style style:name="T26" style:family="text">
      <style:text-properties style:font-name="Consolas" fo:font-size="10pt" style:font-name-asian="Consolas" style:font-name-complex="Consolas" style:font-size-asian="10pt" style:font-size-complex="10pt" fo:color="#3faf46"/>
    </style:style>
    <style:style style:name="T27" style:family="text">
      <style:text-properties style:font-name="Consolas" fo:font-size="10pt" style:font-name-asian="Consolas" style:font-name-complex="Consolas" style:font-size-asian="10pt" style:font-size-complex="10pt" fo:color="#3faf46" fo:font-weight="bold" style:font-weight-asian="bold" style:font-weight-complex="bold"/>
    </style:style>
    <style:style style:name="T28" style:family="text">
      <style:text-properties style:font-name="Consolas" fo:font-size="10pt" style:font-name-asian="Consolas" style:font-name-complex="Consolas" style:font-size-asian="10pt" style:font-size-complex="10pt" fo:color="#2a00ff"/>
    </style:style>
    <style:style style:name="T29" style:family="text">
      <style:text-properties fo:color="#000000" style:font-name="Consolas" style:font-name-asian="Consolas" style:font-name-complex="Consolas"/>
    </style:style>
    <style:style style:name="T30" style:family="text">
      <style:text-properties style:font-name="Consolas" fo:font-size="10pt" style:font-name-asian="Consolas" style:font-name-complex="Consolas" style:font-size-asian="10pt" style:font-size-complex="10pt" fo:color="#0000c0" fo:font-weight="bold" fo:font-style="italic" style:font-weight-asian="bold" style:font-weight-complex="bold" style:font-style-asian="italic" style:font-style-complex="italic"/>
    </style:style>
    <style:style style:name="T31" style:family="text">
      <style:text-properties style:font-name="Consolas" fo:font-size="10pt" style:font-name-asian="Consolas" style:font-name-complex="Consolas" style:font-size-asian="10pt" style:font-size-complex="10pt" fo:color="#646464"/>
    </style:style>
  </office:automatic-styles>
  <office:body>
    <office:spreadsheet>
      <table:calculation-settings table:automatic-find-labels="false" table:use-regular-expressions="false" table:use-wildcards="true"/>
      <table:table table:name="Кнопка и Реагирующие приборы" table:style-name="ta1">
        <table:shapes>
          <draw:line draw:z-index="0" draw:style-name="gr1" draw:text-style-name="P1" svg:x1="169.32mm" svg:y1="62.36mm" svg:x2="213.1mm" svg:y2="62.63mm">
            <text:p/>
          </draw:line>
          <draw:custom-shape draw:z-index="1" draw:style-name="gr2" draw:text-style-name="P1" svg:width="12.53mm" svg:height="13.53mm" draw:transform="rotate (1.54060213073539) translate (90.18mm 171.14mm)">
            <text:p text:style-name="P1"/>
            <text:p text:style-name="P1"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line draw:z-index="2" draw:style-name="gr1" draw:text-style-name="P1" svg:x1="304.43mm" svg:y1="61.84mm" svg:x2="326.01mm" svg:y2="71.4mm">
            <text:p/>
          </draw:lin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в СИ есть такой данных, как указатель на функцию</text:p>
          </table:table-cell>
          <table:covered-table-cell table:number-columns-repeated="3"/>
          <table:table-cell table:number-columns-repeated="14"/>
        </table:table-row>
        <table:table-row table:style-name="ro2">
          <table:table-cell table:style-name="ce1" office:value-type="string" calcext:value-type="string" table:number-columns-spanned="4" table:number-rows-spanned="1">
            <text:p>Переменная этого типа содержит адрес функции</text:p>
            <text:p>И мы можем в Runtime вытащить этот адрес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4" table:number-rows-spanned="1">
            <text:p>В JAVA такого нет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5" table:number-rows-spanned="3">
            <text:p>Ссылка на оьъект в памяти будет хранится в переменной типа</text:p>
            <text:p>Интерфейс</text:p>
            <text:p>А сигнатуры методов будут описаны в интерфейсе.</text:p>
            <text:p>Некая альтернатива Сишной реализации – получается некая ссылка на будущие методы.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4"/>
          <table:covered-table-cell table:number-columns-repeated="5"/>
          <table:table-cell table:number-columns-repeated="9"/>
        </table:table-row>
        <table:table-row table:style-name="ro3">
          <table:table-cell table:number-columns-repeated="4"/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4">
          <table:table-cell/>
          <table:table-cell table:style-name="ce3" office:value-type="string" calcext:value-type="string" table:number-columns-spanned="5" table:number-rows-spanned="1">
            <text:p>Разработанный функционал</text:p>
            <text:p>Который ничего не знает о будущих классах,</text:p>
            <text:p>Которые будут взаимодействовать с этим функционалом</text:p>
          </table:table-cell>
          <table:covered-table-cell table:number-columns-repeated="4" table:style-name="ce9"/>
          <table:table-cell table:number-columns-repeated="2"/>
          <table:table-cell table:style-name="ce9" office:value-type="string" calcext:value-type="string" table:number-columns-spanned="4" table:number-rows-spanned="1">
            <text:p>Интерфейс (посредник для будущих классов)</text:p>
            <text:p/>
          </table:table-cell>
          <table:covered-table-cell table:number-columns-repeated="3" table:style-name="ce9"/>
          <table:table-cell/>
          <table:table-cell table:style-name="ce7" table:number-columns-spanned="5" table:number-rows-spanned="1"/>
          <table:covered-table-cell table:number-columns-repeated="4" table:style-name="ce9"/>
        </table:table-row>
        <table:table-row table:style-name="ro1">
          <table:table-cell/>
          <table:table-cell table:style-name="ce3" office:value-type="string" calcext:value-type="string" table:number-columns-spanned="5" table:number-rows-spanned="22">
            <text:p><text:span text:style-name="T1">public</text:span><text:span text:style-name="T2"> </text:span><text:span text:style-name="T3">class</text:span><text:span text:style-name="T2"> BaseTechnology {</text:span></text:p>
            <text:p><text:span text:style-name="T4">//ССЫЛКА НА ИНТЕРФЕЙС</text:span></text:p>
            <text:p><text:span text:style-name="T4">    </text:span><text:span text:style-name="T3">private</text:span><text:span text:style-name="T2"> List&lt;SomeConsumer&gt; </text:span><text:span text:style-name="T5">someConsumer</text:span><text:span text:style-name="T2"> = </text:span><text:span text:style-name="T3">new</text:span><text:span text:style-name="T2"> ArrayList&lt;SomeConsumer&gt;();</text:span></text:p>
            <text:p><text:span text:style-name="T4">  </text:span></text:p>
            <text:p><text:span text:style-name="T4">  </text:span><text:span text:style-name="T3">public</text:span><text:span text:style-name="T2"> </text:span><text:span text:style-name="T3">void</text:span><text:span text:style-name="T2"> addSomeConsumer(SomeConsumer </text:span><text:span text:style-name="T6">consumer</text:span><text:span text:style-name="T2">) {</text:span></text:p>
            <text:p><text:span text:style-name="T4">        </text:span><text:span text:style-name="T5">someConsumer</text:span><text:span text:style-name="T2">.add(</text:span><text:span text:style-name="T6">consumer</text:span><text:span text:style-name="T2">);</text:span></text:p>
            <text:p>    }</text:p>
            <text:p/>
            <text:p><text:span text:style-name="T4">    </text:span><text:span text:style-name="T7">//</text:span><text:span text:style-name="T8">удаление</text:span><text:span text:style-name="T7"> </text:span><text:span text:style-name="T8">тоже</text:span><text:span text:style-name="T7"> </text:span><text:span text:style-name="T8">происходит</text:span><text:span text:style-name="T7"> </text:span><text:span text:style-name="T8">не</text:span><text:span text:style-name="T7"> </text:span><text:span text:style-name="T8">по</text:span><text:span text:style-name="T7"> </text:span><text:span text:style-name="T8">уникальной</text:span><text:span text:style-name="T7"> </text:span><text:span text:style-name="T8">позиции</text:span><text:span text:style-name="T7">, а </text:span><text:span text:style-name="T8">по</text:span><text:span text:style-name="T7"> </text:span><text:span text:style-name="T8">первой</text:span><text:span text:style-name="T7"> </text:span><text:span text:style-name="T8">найденной</text:span><text:span text:style-name="T7"> </text:span><text:span text:style-name="T8">такого</text:span><text:span text:style-name="T7"> </text:span><text:span text:style-name="T8">типа</text:span></text:p>
            <text:p><text:span text:style-name="T4">    </text:span><text:span text:style-name="T3">public</text:span><text:span text:style-name="T2"> </text:span><text:span text:style-name="T3">void</text:span><text:span text:style-name="T2"> removeSomeConsumer(SomeConsumer </text:span><text:span text:style-name="T6">consumer</text:span><text:span text:style-name="T2">) {</text:span></text:p>
            <text:p><text:span text:style-name="T4">        </text:span><text:span text:style-name="T5">someConsumer</text:span><text:span text:style-name="T2">.remove(</text:span><text:span text:style-name="T6">consumer</text:span><text:span text:style-name="T2">) ;</text:span></text:p>
            <text:p>    }</text:p>
            <text:p/>
            <text:p><text:span text:style-name="T4">    </text:span><text:span text:style-name="T3">public</text:span><text:span text:style-name="T2"> </text:span><text:span text:style-name="T3">void</text:span><text:span text:style-name="T2"> BaseTechnologyActivated(Object </text:span><text:span text:style-name="T6">obj</text:span><text:span text:style-name="T2">) {</text:span></text:p>
            <text:p><text:span text:style-name="T9">//</text:span><text:span text:style-name="T10">ссылка</text:span><text:span text:style-name="T11"> </text:span><text:span text:style-name="T10">на</text:span><text:span text:style-name="T11"> </text:span><text:span text:style-name="T10">метод</text:span><text:span text:style-name="T11"> </text:span><text:span text:style-name="T10">объекта</text:span><text:span text:style-name="T11">, </text:span><text:span text:style-name="T10">которого</text:span><text:span text:style-name="T11"> </text:span><text:span text:style-name="T10">может</text:span><text:span text:style-name="T11"> </text:span><text:span text:style-name="T10">ещё</text:span><text:span text:style-name="T11"> и </text:span><text:span text:style-name="T10">не</text:span><text:span text:style-name="T11"> </text:span><text:span text:style-name="T10">существовать</text:span></text:p>
            <text:p><text:span text:style-name="T4">        </text:span><text:span text:style-name="T5">someConsumer</text:span><text:span text:style-name="T2">.get(</text:span><text:span text:style-name="T5">someConsumer</text:span><text:span text:style-name="T2">.indexOf(</text:span><text:span text:style-name="T6">obj</text:span><text:span text:style-name="T2">)).</text:span><text:span text:style-name="T12">actionMethod(obj);</text:span><text:span text:style-name="T13"> </text:span></text:p>
            <text:p>    }</text:p>
            <text:p/>
            <text:p><text:span text:style-name="T4">    </text:span><text:span text:style-name="T7">//</text:span><text:span text:style-name="T8">как</text:span><text:span text:style-name="T7"> </text:span><text:span text:style-name="T8">вариант</text:span><text:span text:style-name="T7"> </text:span><text:span text:style-name="T8">можно</text:span><text:span text:style-name="T7"> </text:span><text:span text:style-name="T8">сделать</text:span><text:span text:style-name="T7"> </text:span><text:span text:style-name="T8">такой</text:span><text:span text:style-name="T7"> </text:span><text:span text:style-name="T8">обход</text:span><text:span text:style-name="T7"> "</text:span><text:span text:style-name="T8">листа</text:span><text:span text:style-name="T7">", с </text:span><text:span text:style-name="T8">вызовом</text:span><text:span text:style-name="T7"> </text:span><text:span text:style-name="T8">общего</text:span><text:span text:style-name="T7"> </text:span><text:span text:style-name="T8">метода</text:span></text:p>
            <text:p><text:span text:style-name="T4">     </text:span><text:span text:style-name="T3">public</text:span><text:span text:style-name="T2"> </text:span><text:span text:style-name="T3">void</text:span><text:span text:style-name="T2"> BaseTechnologyActivatedVer2() {</text:span></text:p>
            <text:p><text:span text:style-name="T4">        </text:span><text:span text:style-name="T3">for</text:span><text:span text:style-name="T2">(SomeConsumer </text:span><text:span text:style-name="T6">c</text:span><text:span text:style-name="T2">:</text:span><text:span text:style-name="T5">someConsumer</text:span><text:span text:style-name="T2">) {</text:span></text:p>
            <text:p><text:span text:style-name="T4">            </text:span><text:span text:style-name="T6">c</text:span><text:span text:style-name="T2">.actionMethod(</text:span><text:span text:style-name="T6">c</text:span><text:span text:style-name="T2">);</text:span></text:p>
            <text:p>        }</text:p>
            <text:p>    }</text:p>
            <text:p/>
            <text:p/>
            <text:p>}</text:p>
          </table:table-cell>
          <table:covered-table-cell table:number-columns-repeated="4" table:style-name="ce9"/>
          <table:table-cell table:number-columns-repeated="2"/>
          <table:table-cell table:style-name="ce6" office:value-type="string" calcext:value-type="string" table:number-columns-spanned="4" table:number-rows-spanned="22">
            <text:p><text:span text:style-name="T17">//@FunctionalInterface</text:span></text:p>
            <text:p><text:span text:style-name="T18">public</text:span><text:span text:style-name="T19"> </text:span><text:span text:style-name="T20">interface</text:span><text:span text:style-name="T21"> SomeConsumer</text:span><text:span text:style-name="T22"> {</text:span></text:p>
            <text:p><text:span text:style-name="T23">    </text:span><text:span text:style-name="T24">public</text:span><text:span text:style-name="T19"> </text:span><text:span text:style-name="T24">void</text:span><text:span text:style-name="T19"> </text:span><text:span text:style-name="T25">actionMethod(Object parametr1);</text:span></text:p>
            <text:p><text:span text:style-name="T17">}</text:span></text:p>
          </table:table-cell>
          <table:covered-table-cell table:number-columns-repeated="3"/>
          <table:table-cell/>
          <table:table-cell table:style-name="ce8" office:value-type="string" calcext:value-type="string" table:number-columns-spanned="5" table:number-rows-spanned="28">
            <text:p><text:span text:style-name="T1">public</text:span><text:span text:style-name="T2"> </text:span><text:span text:style-name="T3">class</text:span><text:span text:style-name="T2"> FirstConsumer</text:span><text:span text:style-name="T26"> </text:span><text:span text:style-name="T27">implements</text:span><text:span text:style-name="T26"> SomeConsumer</text:span><text:span text:style-name="T2"> {</text:span></text:p>
            <text:p/>
            <text:p><text:span text:style-name="T4">    </text:span><text:span text:style-name="T3">private</text:span><text:span text:style-name="T2"> </text:span><text:span text:style-name="T3">final</text:span><text:span text:style-name="T2">  String </text:span><text:span text:style-name="T5">NAME</text:span><text:span text:style-name="T2"> = </text:span><text:span text:style-name="T28">"First"</text:span><text:span text:style-name="T2">;</text:span></text:p>
            <text:p/>
            <text:p><text:span text:style-name="T4">    </text:span><text:span text:style-name="T3">public</text:span><text:span text:style-name="T2"> </text:span><text:span text:style-name="T3">void</text:span><text:span text:style-name="T2"> inWork(Object </text:span><text:span text:style-name="T6">parametr1</text:span><text:span text:style-name="T2">)</text:span></text:p>
            <text:p><text:span text:style-name="T29">    {</text:span></text:p>
            <text:p><text:span text:style-name="T4">        System.</text:span><text:span text:style-name="T30">out</text:span><text:span text:style-name="T2">.println(</text:span><text:span text:style-name="T6">parametr1</text:span><text:span text:style-name="T2">);</text:span></text:p>
            <text:p><text:span text:style-name="T29">    }</text:span></text:p>
            <text:p/>
            <text:p><text:span text:style-name="T4">    </text:span><text:span text:style-name="T7">//interface method implementation</text:span></text:p>
            <text:p><text:span text:style-name="T4">    </text:span><text:span text:style-name="T3">public</text:span><text:span text:style-name="T2"> </text:span><text:span text:style-name="T3">void</text:span><text:span text:style-name="T2"> </text:span><text:span text:style-name="T12">actionMethod(Object parametr1)</text:span><text:span text:style-name="T13"> {</text:span></text:p>
            <text:p><text:span text:style-name="T4">       inWork(</text:span><text:span text:style-name="T6">parametr1</text:span><text:span text:style-name="T2">);</text:span></text:p>
            <text:p><text:span text:style-name="T29">    }</text:span></text:p>
            <text:p/>
            <text:p><text:span text:style-name="T4">    </text:span><text:span text:style-name="T31">@Override</text:span></text:p>
            <text:p><text:span text:style-name="T4">    </text:span><text:span text:style-name="T3">public</text:span><text:span text:style-name="T2"> String toString() {</text:span></text:p>
            <text:p><text:span text:style-name="T4">        </text:span><text:span text:style-name="T3">return</text:span><text:span text:style-name="T2"> </text:span><text:span text:style-name="T3">this</text:span><text:span text:style-name="T2">.</text:span><text:span text:style-name="T5">NAME</text:span><text:span text:style-name="T2">+</text:span><text:span text:style-name="T28">" is ON"</text:span><text:span text:style-name="T2">;</text:span></text:p>
            <text:p><text:span text:style-name="T29">    }</text:span></text:p>
            <text:p/>
            <text:p><text:span text:style-name="T4">    </text:span><text:span text:style-name="T3">static</text:span><text:span text:style-name="T2"> String staticMethod(String </text:span><text:span text:style-name="T6">p</text:span><text:span text:style-name="T2">) {</text:span></text:p>
            <text:p><text:span text:style-name="T4">        </text:span><text:span text:style-name="T3">return</text:span><text:span text:style-name="T2"> (</text:span><text:span text:style-name="T6">p</text:span><text:span text:style-name="T2">+</text:span><text:span text:style-name="T28">" !"</text:span><text:span text:style-name="T2">);</text:span></text:p>
            <text:p><text:span text:style-name="T29">    }</text:span></text:p>
            <text:p><text:span text:style-name="T29">}</text:span></text:p>
          </table:table-cell>
          <table:covered-table-cell table:number-columns-repeated="4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/>
          <table:covered-table-cell table:number-columns-repeated="5" table:style-name="ce9"/>
          <table:table-cell table:number-columns-repeated="2"/>
          <table:covered-table-cell table:number-columns-repeated="4"/>
          <table:table-cell/>
          <table:covered-table-cell table:number-columns-repeated="5" table:style-name="ce9"/>
        </table:table-row>
        <table:table-row table:style-name="ro1">
          <table:table-cell table:number-columns-repeated="13"/>
          <table:covered-table-cell table:number-columns-repeated="5" table:style-name="ce9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MAIN</text:p>
          </table:table-cell>
          <table:covered-table-cell table:number-columns-repeated="4"/>
          <table:table-cell table:number-columns-repeated="7"/>
          <table:covered-table-cell table:number-columns-repeated="5" table:style-name="ce9"/>
        </table:table-row>
        <table:table-row table:style-name="ro1">
          <table:table-cell/>
          <table:table-cell table:style-name="ce5" office:value-type="string" calcext:value-type="string" table:number-columns-spanned="5" table:number-rows-spanned="26">
            <text:p><text:span text:style-name="T4">  </text:span><text:span text:style-name="T3">public</text:span><text:span text:style-name="T2"> </text:span><text:span text:style-name="T3">static</text:span><text:span text:style-name="T2"> </text:span><text:span text:style-name="T3">void</text:span><text:span text:style-name="T2"> main(String[] </text:span><text:span text:style-name="T6">args</text:span><text:span text:style-name="T2">) {</text:span></text:p>
            <text:p><text:span text:style-name="T4">        BaseTechnology </text:span><text:span text:style-name="T6">base</text:span><text:span text:style-name="T2"> = </text:span><text:span text:style-name="T3">new</text:span><text:span text:style-name="T2"> BaseTechnology();</text:span></text:p>
            <text:p/>
            <text:p><text:span text:style-name="T4">        FirstConsumer </text:span><text:span text:style-name="T6">first</text:span><text:span text:style-name="T2"> = </text:span><text:span text:style-name="T3">new</text:span><text:span text:style-name="T2"> FirstConsumer();</text:span></text:p>
            <text:p><text:span text:style-name="T4">        SecondConsumer </text:span><text:span text:style-name="T6">second</text:span><text:span text:style-name="T2"> = </text:span><text:span text:style-name="T3">new</text:span><text:span text:style-name="T2"> SecondConsumer();</text:span></text:p>
            <text:p/>
            <text:p><text:span text:style-name="T4">        </text:span><text:span text:style-name="T7">//</text:span><text:span text:style-name="T8">подписка</text:span><text:span text:style-name="T7"> </text:span><text:span text:style-name="T8">на</text:span><text:span text:style-name="T7"> </text:span><text:span text:style-name="T8">события</text:span></text:p>
            <text:p><text:span text:style-name="T4">        </text:span><text:span text:style-name="T6">base</text:span><text:span text:style-name="T2">.addSomeConsumer(</text:span><text:span text:style-name="T6">first</text:span><text:span text:style-name="T2">);</text:span></text:p>
            <text:p><text:span text:style-name="T4">        </text:span><text:span text:style-name="T6">base</text:span><text:span text:style-name="T2">.addSomeConsumer(</text:span><text:span text:style-name="T6">second</text:span><text:span text:style-name="T2">);</text:span></text:p>
            <text:p/>
            <text:p><text:span text:style-name="T4">        </text:span><text:span text:style-name="T7">//</text:span><text:span text:style-name="T8">активация</text:span><text:span text:style-name="T7"> </text:span><text:span text:style-name="T8">события</text:span></text:p>
            <text:p><text:span text:style-name="T4">        base.BaseTechnologyActivated(first);</text:span></text:p>
            <text:p><text:span text:style-name="T4">        </text:span><text:span text:style-name="T7">//</text:span><text:span text:style-name="T8">вариант</text:span><text:span text:style-name="T7"> 2. с </text:span><text:span text:style-name="T8">перебором</text:span><text:span text:style-name="T7"> </text:span><text:span text:style-name="T8">массива</text:span><text:span text:style-name="T7">. Удобно, </text:span><text:span text:style-name="T8">например,</text:span><text:span text:style-name="T7"> </text:span><text:span text:style-name="T8">когда</text:span><text:span text:style-name="T7"> в</text:span></text:p>
            <text:p><text:span text:style-name="T14">          </text:span><text:span text:style-name="T15">массиве</text:span><text:span text:style-name="T14"> </text:span><text:span text:style-name="T15">существуют</text:span><text:span text:style-name="T14"> </text:span><text:span text:style-name="T15">объекты</text:span><text:span text:style-name="T14"> </text:span><text:span text:style-name="T15">анонимных</text:span><text:span text:style-name="T14"> </text:span><text:span text:style-name="T15">классов</text:span><text:span text:style-name="T14">, </text:span></text:p>
            <text:p><text:span text:style-name="T16">          Которые</text:span><text:span text:style-name="T14"> </text:span><text:span text:style-name="T15">мы</text:span><text:span text:style-name="T14"> </text:span><text:span text:style-name="T15">не</text:span><text:span text:style-name="T14"> </text:span><text:span text:style-name="T15">знаем</text:span><text:span text:style-name="T14"> </text:span><text:span text:style-name="T15">как</text:span><text:span text:style-name="T14"> </text:span><text:span text:style-name="T15">называются</text:span></text:p>
            <text:p><text:span text:style-name="T4">        Base.BaseTechnologyActivatedVer2();</text:span></text:p>
            <text:p/>
            <text:p><text:span text:style-name="T4">        </text:span><text:span text:style-name="T7">//</text:span><text:span text:style-name="T8">отписка</text:span><text:span text:style-name="T7"> </text:span><text:span text:style-name="T8">от</text:span><text:span text:style-name="T7"> </text:span><text:span text:style-name="T8">события</text:span></text:p>
            <text:p><text:span text:style-name="T4">        </text:span><text:span text:style-name="T6">base</text:span><text:span text:style-name="T2">.removeSomeConsumer(</text:span><text:span text:style-name="T6">first</text:span><text:span text:style-name="T2">);</text:span></text:p>
            <text:p/>
            <text:p><text:span text:style-name="T4">}</text:span></text:p>
          </table:table-cell>
          <table:covered-table-cell table:number-columns-repeated="4"/>
          <table:table-cell table:number-columns-repeated="7"/>
          <table:covered-table-cell table:number-columns-repeated="5" table:style-name="ce9"/>
        </table:table-row>
        <table:table-row table:style-name="ro1">
          <table:table-cell/>
          <table:covered-table-cell table:number-columns-repeated="5"/>
          <table:table-cell table:number-columns-repeated="7"/>
          <table:covered-table-cell table:number-columns-repeated="5" table:style-name="ce9"/>
        </table:table-row>
        <table:table-row table:style-name="ro1">
          <table:table-cell/>
          <table:covered-table-cell table:number-columns-repeated="5"/>
          <table:table-cell table:number-columns-repeated="7"/>
          <table:covered-table-cell table:number-columns-repeated="5" table:style-name="ce9"/>
        </table:table-row>
        <table:table-row table:style-name="ro1">
          <table:table-cell/>
          <table:covered-table-cell table:number-columns-repeated="5"/>
          <table:table-cell table:number-columns-repeated="7"/>
          <table:covered-table-cell table:number-columns-repeated="5" table:style-name="ce9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7:16:46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 LibreOffice_project/057fc023c990d676a43019934386b85b21a9ee99</meta:generator>
    <dc:date>2020-03-21T17:19:02.609000000</dc:date>
    <meta:editing-duration>PT55M21S</meta:editing-duration>
    <meta:editing-cycles>17</meta:editing-cycles>
    <meta:document-statistic meta:table-count="1" meta:cell-count="11" meta:object-count="3"/>
  </office:meta>
</office:document-meta>
</file>